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itre_20_article" style:master-page-name="Standard">
      <style:paragraph-properties style:page-number="auto"/>
    </style:style>
    <style:style style:name="P2" style:family="paragraph" style:parent-style-name="auteurs">
      <style:text-properties fo:font-size="10pt"/>
    </style:style>
    <style:style style:name="P3" style:family="paragraph" style:parent-style-name="labo">
      <style:text-properties fo:font-size="10pt"/>
    </style:style>
    <style:style style:name="P4" style:family="paragraph" style:parent-style-name="labo">
      <style:text-properties fo:font-size="10pt" fo:font-style="normal" style:font-style-asian="normal" style:font-style-complex="normal"/>
    </style:style>
    <style:style style:name="P5" style:family="paragraph" style:parent-style-name="mail">
      <style:text-properties fo:font-size="10pt"/>
    </style:style>
    <style:style style:name="P6" style:family="paragraph" style:parent-style-name="adresse">
      <style:text-properties fo:font-size="10pt" fo:font-style="normal" style:font-style-asian="normal" style:font-style-complex="normal"/>
    </style:style>
    <style:style style:name="T1"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Ref20107229"/>O<text:bookmark-end text:name="_Ref20107229"/>AR: Un gestionnaire de ressources <text:line-break/>pour grandes grappes de calcul</text:p>
      <text:p text:style-name="P2">Bruno Bzeznik</text:p>
      <text:p text:style-name="P3">Projet CIMENT / UJF</text:p>
      <text:p text:style-name="P4">LJK, 51 rue des Mathématiques, 38400 Saint Martin d'Hères</text:p>
      <text:p text:style-name="P5"/>
      <text:p text:style-name="P2">Romain Cavagna</text:p>
      <text:p text:style-name="P3">INRIA Rhone-Alpes</text:p>
      <text:p text:style-name="P6">ENSIMAG, 51 avenue Jean Kuntzmann, 38330 Montbonnot Saint Martin</text:p>
      <text:p text:style-name="P6"><text:s/></text:p>
      <text:p text:style-name="P2">Joseph Emeras</text:p>
      <text:p text:style-name="P3">INRIA Rhone-Alpes</text:p>
      <text:p text:style-name="P6">ENSIMAG, 51 avenue Jean Kuntzmann, 38330 Montbonnot Saint Martin</text:p>
      <text:p text:style-name="P6"><text:s/></text:p>
      <text:p text:style-name="P2">Olivier Richard</text:p>
      <text:p text:style-name="P3">LIG</text:p>
      <text:p text:style-name="P2"><text:span text:style-name="T1">ENSIMAG, 51 avenue Jean Kuntzmann, 38330 Montbonnot Saint Martin</text:span></text:p>
      <text:p text:style-name="auteurs"/>
      <text:p text:style-name="titre_5f_mots_5f_clefs">Mots clefs</text:p>
      <text:p text:style-name="Standard">Super-calculateur, high performance computing, grappe de calcul, cluster, batch scheduling, ordonnancement, gestion de ressources, calcul parallèle</text:p>
      <text:p text:style-name="titre_5f_resume">Résumé</text:p>
      <text:p text:style-name="Standard">Les gestionnaires de ressources qui équipent en général les super-calculateurs parallèle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vous présentons ici les principales fonctionnalités de cet outil ainsi que son architecture. Ensuite, nous vous présenterons quelques retours d'expérience et les projets qui gravitent autour de O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fr" fo:country="FR" style:letter-kerning="true" style:font-name-asian="Lucida Sans Unicode1" style:font-size-asian="12pt" style:font-name-complex="Tahoma1"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auteurs" style:family="paragraph" style:parent-style-name="Standard" style:next-style-name="labo">
      <style:paragraph-properties fo:margin-top="0cm" fo:margin-bottom="0cm" fo:text-align="start" style:justify-single-word="false" fo:background-color="transparent">
        <style:background-image/>
      </style:paragraph-properties>
      <style:text-properties fo:font-size="12pt" fo:language="de" fo:country="DE" style:font-size-asian="12pt"/>
    </style:style>
    <style:style style:name="labo" style:family="paragraph" style:parent-style-name="auteurs" style:next-style-name="mail">
      <style:paragraph-properties fo:background-color="transparent">
        <style:background-image/>
      </style:paragraph-properties>
      <style:text-properties fo:font-size="10pt" style:font-size-asian="10pt"/>
    </style:style>
    <style:style style:name="mail" style:family="paragraph" style:parent-style-name="auteurs" style:next-style-name="Standard">
      <style:paragraph-properties fo:margin-top="0cm" fo:margin-bottom="0.212cm" fo:background-color="transparent">
        <style:background-image/>
      </style:paragraph-properties>
      <style:text-properties style:font-name="Courier New" fo:font-size="10pt" fo:language="nl" fo:country="NL" style:font-size-asian="10pt"/>
    </style:style>
    <style:style style:name="Titre_20_article" style:display-name="Titre article" style:family="paragraph" style:parent-style-name="Standard" style:next-style-name="auteurs">
      <style:paragraph-properties fo:margin-top="0.106cm" fo:margin-bottom="0.423cm" fo:text-align="center" style:justify-single-word="false" fo:background-color="transparent">
        <style:background-image/>
      </style:paragraph-properties>
      <style:text-properties fo:font-size="14pt" fo:font-weight="bold" style:font-size-asian="14pt" style:font-weight-asian="bold"/>
    </style:style>
    <style:style style:name="titre_5f_resume" style:display-name="titre_resume" style:family="paragraph" style:parent-style-name="Standard" style:next-style-name="Standard">
      <style:paragraph-properties fo:margin-top="0.212cm" fo:margin-bottom="0.212cm" fo:text-align="start" style:justify-single-word="false" fo:background-color="transparent" fo:keep-with-next="always">
        <style:background-image/>
      </style:paragraph-properties>
      <style:text-properties fo:font-size="12pt" fo:font-weight="bold" style:font-size-asian="12pt" style:font-weight-asian="bold"/>
    </style:style>
    <style:style style:name="titre_5f_mots_5f_clefs" style:display-name="titre_mots_clefs" style:family="paragraph" style:parent-style-name="Standard" style:next-style-name="Standard">
      <style:paragraph-properties fo:margin-top="0.21cm" fo:margin-bottom="0.21cm" fo:text-align="start" style:justify-single-word="false" fo:background-color="transparent" fo:keep-with-next="always">
        <style:background-image/>
      </style:paragraph-properties>
      <style:text-properties fo:font-weight="bold" style:font-weight-asian="bold"/>
    </style:style>
    <style:style style:name="adresse" style:family="paragraph" style:parent-style-name="labo">
      <style:text-properties fo:language="de" fo:country="DE"/>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14.801cm" fo:page-height="21.001cm" style:num-format="1" style:print-orientation="portrait" fo:margin-top="1cm" fo:margin-bottom="1cm" fo:margin-left="1cm" fo:margin-right="1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9-29T09:28:28</meta:creation-date>
    <dc:date>2009-09-29T09:50:27</dc:date>
    <meta:editing-cycles>6</meta:editing-cycles>
    <meta:editing-duration>PT22M0S</meta:editing-duration>
    <meta:user-defined meta:name="Info 1"/>
    <meta:user-defined meta:name="Info 2"/>
    <meta:user-defined meta:name="Info 3"/>
    <meta:user-defined meta:name="Info 4"/>
    <meta:document-statistic meta:table-count="0" meta:image-count="0" meta:object-count="0" meta:page-count="1" meta:paragraph-count="19" meta:word-count="209" meta:character-count="1453"/>
  </office:meta>
</office:document-meta>
</file>